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_APB</text:p>
          </table:table-cell>
          <table:table-cell table:formula="of:=64*10^6" office:value-type="float" office:value="64000000" calcext:value-type="float">
            <text:p>64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C</text:p>
          </table:table-cell>
          <table:table-cell table:formula="of:=[.C2]-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</text:p>
          </table:table-cell>
          <table:table-cell table:formula="of:=[.C3]-1"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_TIM</text:p>
          </table:table-cell>
          <table:table-cell table:formula="of:=[.B1]/([.C2]*[.C3])"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TIM</text:p>
          </table:table-cell>
          <table:table-cell table:formula="of:=1/[.B4]" office:value-type="float" office:value="0.00004" calcext:value-type="float">
            <text:p>4E-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ad Time step</text:p>
          </table:table-cell>
          <table:table-cell table:formula="of:=1/[.B1]" office:value-type="float" office:value="0.000000015625" calcext:value-type="float">
            <text:p>1,5625E-0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B1]/25000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Dead time duration</text:p>
          </table:table-cell>
          <table:table-cell table:formula="of:=3*10^(-6)" office:value-type="float" office:value="0.000003" calcext:value-type="float">
            <text:p>3E-06</text:p>
          </table:table-cell>
          <table:table-cell table:number-columns-repeated="4"/>
          <table:table-cell table:formula="of:=2^8" office:value-type="float" office:value="256" calcext:value-type="float">
            <text:p>2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formula="of:=[.B12]*[.B13]" office:value-type="float" office:value="0.000001984375" calcext:value-type="float">
            <text:p>1,984375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formula="of:=[.B7]" office:value-type="float" office:value="0.000000015625" calcext:value-type="float">
            <text:p>1,5625E-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 of steps</text:p>
          </table:table-cell>
          <table:table-cell table:formula="of:=[.B9]/[.B7]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/>
          <table:table-cell table:formula="of:=[.B15]/2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/>
          <table:table-cell table:formula="of:=[.B16]-64"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[5..0]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table:formula="of:=DEC2BIN([.B20])" office:value-type="string" office:string-value="100000" calcext:value-type="string">
            <text:p>100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100000" calcext:value-type="float">
            <text:p>10100000</text:p>
          </table:table-cell>
          <table:table-cell table:number-columns-repeated="5"/>
        </table:table-row>
        <table:table-row table:style-name="ro1">
          <table:table-cell/>
          <table:table-cell table:formula="of:=BIN2DEC([.B23])" office:value-type="float" office:value="160" calcext:value-type="float">
            <text:p>160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11100000" calcext:value-type="float">
            <text:p>11100000</text:p>
          </table:table-cell>
          <table:table-cell table:number-columns-repeated="5"/>
        </table:table-row>
        <table:table-row table:style-name="ro1">
          <table:table-cell/>
          <table:table-cell table:formula="of:=BIN2DEC([.B28])" office:value-type="float" office:value="224" calcext:value-type="float">
            <text:p>2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4:30:2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09:18:27.412000000</meta:creation-date>
    <dc:date>2022-10-06T09:45:47.012000000</dc:date>
    <meta:editing-duration>PT6M49S</meta:editing-duration>
    <meta:editing-cycles>1</meta:editing-cycles>
    <meta:generator>LibreOffice/7.0.1.2$Windows_X86_64 LibreOffice_project/7cbcfc562f6eb6708b5ff7d7397325de9e764452</meta:generator>
    <meta:document-statistic meta:table-count="1" meta:cell-count="35" meta:object-count="0"/>
  </office:meta>
</office:document-meta>
</file>